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0">
            <text:p>Erde</text:p>
          </table:table-cell>
          <table:table-cell office:value-type="string" table:style-name="ce11">
            <text:p>Wasser</text:p>
          </table:table-cell>
          <table:table-cell office:value-type="string" table:style-name="ce12">
            <text:p>Kombination</text:p>
          </table:table-cell>
          <table:table-cell table:style-name="ce1"/>
          <table:table-cell office:value-type="string" table:style-name="ce10">
            <text:p>Feuer</text:p>
          </table:table-cell>
          <table:table-cell office:value-type="string" table:style-name="ce11">
            <text:p>Luft</text:p>
          </table:table-cell>
          <table:table-cell table:style-name="ce12"/>
          <table:table-cell table:style-name="ce1"/>
          <table:table-cell office:value-type="string" table:style-name="ce10">
            <text:p>Feuer</text:p>
          </table:table-cell>
          <table:table-cell office:value-type="string" table:style-name="ce11">
            <text:p>Erde</text:p>
          </table:table-cell>
          <table:table-cell table:style-name="ce12"/>
          <table:table-cell table:number-columns-repeated="16373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Lehm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Funke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Asche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Tropfstein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Flamme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Schwelbrand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Treibsand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Feuerball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Lava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Sandstein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Lichtstrahl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Glas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Kreide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Blitz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Metall</text:p>
          </table:table-cell>
          <table:table-cell table:number-columns-repeated="16373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Gerölllawine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Feuersturm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Magma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Wasser</text:p>
          </table:table-cell>
          <table:table-cell office:value-type="string" table:style-name="ce6">
            <text:p>Erde</text:p>
          </table:table-cell>
          <table:table-cell table:style-name="ce20"/>
          <table:table-cell table:style-name="ce8"/>
          <table:table-cell office:value-type="string" table:style-name="ce19">
            <text:p>Luft</text:p>
          </table:table-cell>
          <table:table-cell office:value-type="string" table:style-name="ce6">
            <text:p>Feuer</text:p>
          </table:table-cell>
          <table:table-cell table:style-name="ce20"/>
          <table:table-cell table:style-name="ce1"/>
          <table:table-cell office:value-type="string" table:style-name="ce19">
            <text:p>Erde</text:p>
          </table:table-cell>
          <table:table-cell office:value-type="string" table:style-name="ce6">
            <text:p>Feuer</text:p>
          </table:table-cell>
          <table:table-cell table:style-name="ce20"/>
          <table:table-cell table:number-columns-repeated="16373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Schlamm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Hauch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Kohle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Salzwasser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Feueratem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Erdöl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Gletscher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Lichwelle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Ton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Tsunami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Funkenflug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Keramik</text:p>
          </table:table-cell>
          <table:table-cell table:number-columns-repeated="16373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22">
            <text:p>Wasserfall</text:p>
          </table:table-cell>
          <table:table-cell table:style-name="ce1"/>
          <table:table-cell office:value-type="float" office:value="4" table:style-name="ce21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22">
            <text:p>Wüstenwind</text:p>
          </table:table-cell>
          <table:table-cell table:style-name="ce1"/>
          <table:table-cell office:value-type="float" office:value="4" table:style-name="ce21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22">
            <text:p>Kristall</text:p>
          </table:table-cell>
          <table:table-cell table:number-columns-repeated="16373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Muräne</text:p>
          </table:table-cell>
          <table:table-cell table:style-name="ce8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Feuerschneise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Erdbeben</text:p>
          </table:table-cell>
          <table:table-cell table:number-columns-repeated="1637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16373"/>
        </table:table-row>
        <table:table-row table:style-name="ro1">
          <table:table-cell office:value-type="string" table:style-name="ce10">
            <text:p>Luft</text:p>
          </table:table-cell>
          <table:table-cell office:value-type="string" table:style-name="ce11">
            <text:p>Wasser</text:p>
          </table:table-cell>
          <table:table-cell table:style-name="ce12"/>
          <table:table-cell table:style-name="ce1"/>
          <table:table-cell office:value-type="string" table:style-name="ce10">
            <text:p>Feuer</text:p>
          </table:table-cell>
          <table:table-cell office:value-type="string" table:style-name="ce11">
            <text:p>Wasser</text:p>
          </table:table-cell>
          <table:table-cell table:style-name="ce12"/>
          <table:table-cell table:style-name="ce1"/>
          <table:table-cell office:value-type="string" table:style-name="ce10">
            <text:p>Luft</text:p>
          </table:table-cell>
          <table:table-cell office:value-type="string" table:style-name="ce11">
            <text:p>Erde</text:p>
          </table:table-cell>
          <table:table-cell table:style-name="ce12"/>
          <table:table-cell table:number-columns-repeated="16373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Böe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Alkohol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Donner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Windhose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Glut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Korrosion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Gewitter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Säure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Smog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Tornado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Ölbrand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Windstoß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Orkan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Gift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Erdloch</text:p>
          </table:table-cell>
          <table:table-cell table:number-columns-repeated="16373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Eissturm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Explosion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Sandsturm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Wasser</text:p>
          </table:table-cell>
          <table:table-cell office:value-type="string" table:style-name="ce6">
            <text:p>Luft</text:p>
          </table:table-cell>
          <table:table-cell table:style-name="ce20"/>
          <table:table-cell table:style-name="ce8"/>
          <table:table-cell office:value-type="string" table:style-name="ce19">
            <text:p>Wasser</text:p>
          </table:table-cell>
          <table:table-cell office:value-type="string" table:style-name="ce6">
            <text:p>Feuer</text:p>
          </table:table-cell>
          <table:table-cell table:style-name="ce20"/>
          <table:table-cell table:style-name="ce1"/>
          <table:table-cell office:value-type="string" table:style-name="ce19">
            <text:p>Erde</text:p>
          </table:table-cell>
          <table:table-cell office:value-type="string" table:style-name="ce6">
            <text:p>Luft</text:p>
          </table:table-cell>
          <table:table-cell table:style-name="ce20"/>
          <table:table-cell table:number-columns-repeated="16373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Regenschauer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Wasserdampf</text:p>
          </table:table-cell>
          <table:table-cell table:style-name="ce1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4">
            <text:p>Staub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Wasserstrahl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Nebel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Sandhöhle</text:p>
          </table:table-cell>
          <table:table-cell table:number-columns-repeated="16373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Wasserwelle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Regenbogen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Erdgas</text:p>
          </table:table-cell>
          <table:table-cell table:number-columns-repeated="16373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Monsun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Wolke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16">
            <text:p>Wanderdüne</text:p>
          </table:table-cell>
          <table:table-cell table:number-columns-repeated="16373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22">
            <text:p>Hurrikan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Heiße Quelle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16">
            <text:p>Steinschlag</text:p>
          </table:table-cell>
          <table:table-cell table:number-columns-repeated="16373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Schneesturm</text:p>
          </table:table-cell>
          <table:table-cell table:style-name="ce8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Geysir</text:p>
          </table:table-cell>
          <table:table-cell table:style-name="ce1"/>
          <table:table-cell office:value-type="float" office:value="4" table:style-name="ce17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18">
            <text:p>Asteroid</text:p>
          </table:table-cell>
          <table:table-cell table:number-columns-repeated="16373"/>
        </table:table-row>
        <table:table-row table:style-name="ro2">
          <table:table-cell table:number-columns-repeated="3" table:style-name="ce7"/>
          <table:table-cell table:style-name="ce8"/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number-columns-repeated="8" table:style-name="ce8"/>
          <table:table-cell table:number-columns-repeated="16373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8"/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table table:name="Tabelle2" table:style-name="ta2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rachen</meta:initial-creator>
    <dc:creator>Drachen</dc:creator>
    <meta:creation-date>2016-06-19T19:43:00Z</meta:creation-date>
    <dc:date>2016-06-19T20:27:12Z</dc:date>
    <meta:editing-duration>PT0S</meta:editing-duration>
  </office:meta>
</office:document-meta>
</file>